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language="ru" fo:country="RU" fo:font-weight="bold" style:font-weight-asian="bold" style:font-weight-complex="bold"/>
    </style:style>
    <style:style style:name="P3" style:family="paragraph" style:parent-style-name="Standard">
      <style:paragraph-properties fo:line-height="150%"/>
    </style:style>
    <style:style style:name="P4" style:family="paragraph" style:parent-style-name="Text_20_body">
      <style:paragraph-properties fo:line-height="150%"/>
      <style:text-properties fo:language="ru" fo:country="RU"/>
    </style:style>
    <style:style style:name="P5" style:family="paragraph" style:parent-style-name="Text_20_body">
      <style:paragraph-properties fo:line-height="150%"/>
    </style:style>
    <style:style style:name="P6" style:family="paragraph" style:parent-style-name="Text_20_body">
      <style:paragraph-properties fo:line-height="150%"/>
      <style:text-properties fo:font-weight="bold"/>
    </style:style>
    <style:style style:name="P7" style:family="paragraph" style:parent-style-name="Heading_20_3">
      <style:paragraph-properties fo:line-height="150%"/>
    </style:style>
    <style:style style:name="P8" style:family="paragraph" style:parent-style-name="Heading_20_2">
      <style:paragraph-properties fo:line-height="150%"/>
    </style:style>
    <style:style style:name="P9" style:family="paragraph" style:parent-style-name="Text_20_body" style:list-style-name="L1">
      <style:paragraph-properties fo:line-height="150%"/>
    </style:style>
    <style:style style:name="P10" style:family="paragraph" style:parent-style-name="Text_20_body" style:list-style-name="L2">
      <style:paragraph-properties fo:line-height="150%"/>
    </style:style>
    <style:style style:name="P11" style:family="paragraph" style:parent-style-name="Text_20_body" style:list-style-name="L4">
      <style:paragraph-properties fo:line-height="150%"/>
    </style:style>
    <style:style style:name="P12" style:family="paragraph" style:parent-style-name="Text_20_body" style:list-style-name="L3">
      <style:paragraph-properties fo:line-height="150%"/>
      <style:text-properties fo:language="ru" fo:country="RU"/>
    </style:style>
    <style:style style:name="P13" style:family="paragraph" style:parent-style-name="Heading_20_1">
      <style:paragraph-properties fo:line-height="150%"/>
    </style:style>
    <style:style style:name="P14" style:family="paragraph" style:parent-style-name="Heading_20_1">
      <style:paragraph-properties fo:line-height="150%"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language="ru" fo:country="RU"/>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Система<text:span text:style-name="T1"> </text:span>учёта<text:span text:style-name="T1"> </text:span>результатов<text:span text:style-name="T1"> </text:span>измерений<text:span text:style-name="T1"> Miramis </text:span><text:span text:style-name="T2">версия </text:span><text:span text:style-name="T1">1.0</text:span></text:p>
      <text:p text:style-name="P2">Руководство пользователя</text:p>
      <text:p text:style-name="Standard"/>
      <text:p text:style-name="Text_20_body"/>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Contents_20_Heading">Содержание</text:p>
          </text:index-title>
          <text:p text:style-name="P15"><text:a xlink:type="simple" xlink:href="#__RefHeading__1124_364371405" text:style-name="Internet_20_link" text:visited-style-name="Internet_20_link">Термины и определения<text:tab/>2</text:a></text:p>
          <text:p text:style-name="P15"><text:a xlink:type="simple" xlink:href="#__RefHeading__1126_364371405" text:style-name="Internet_20_link" text:visited-style-name="Internet_20_link">Назначение системы <text:tab/>3</text:a></text:p>
          <text:p text:style-name="P15"><text:a xlink:type="simple" xlink:href="#__RefHeading__1128_364371405" text:style-name="Internet_20_link" text:visited-style-name="Internet_20_link">Описание работы системы<text:tab/>3</text:a></text:p>
          <text:p text:style-name="P15"><text:a xlink:type="simple" xlink:href="#__RefHeading__1130_364371405" text:style-name="Internet_20_link" text:visited-style-name="Internet_20_link">Работа с системой<text:tab/>4</text:a></text:p>
          <text:p text:style-name="P16"><text:a xlink:type="simple" xlink:href="#__RefHeading__1248_364371405" text:style-name="Internet_20_link" text:visited-style-name="Internet_20_link">Работа с протоколами<text:tab/>4</text:a></text:p>
          <text:p text:style-name="P17"><text:a xlink:type="simple" xlink:href="#__RefHeading__1250_364371405" text:style-name="Internet_20_link" text:visited-style-name="Internet_20_link">Обзор протоколов<text:tab/>4</text:a></text:p>
          <text:p text:style-name="P17"><text:a xlink:type="simple" xlink:href="#__RefHeading__1252_364371405" text:style-name="Internet_20_link" text:visited-style-name="Internet_20_link">Правка одного протокола <text:tab/>4</text:a></text:p>
          <text:p text:style-name="P17"><text:a xlink:type="simple" xlink:href="#__RefHeading__1254_364371405" text:style-name="Internet_20_link" text:visited-style-name="Internet_20_link">Правка параметров отчётов<text:tab/>5</text:a></text:p>
          <text:p text:style-name="P17"><text:a xlink:type="simple" xlink:href="#__RefHeading__1256_364371405" text:style-name="Internet_20_link" text:visited-style-name="Internet_20_link">Правка испытания в протоколе<text:tab/>5</text:a></text:p>
          <text:p text:style-name="P16"><text:a xlink:type="simple" xlink:href="#__RefHeading__1258_364371405" text:style-name="Internet_20_link" text:visited-style-name="Internet_20_link">Работа с результатами <text:tab/>5</text:a></text:p>
          <text:p text:style-name="P17"><text:a xlink:type="simple" xlink:href="#__RefHeading__1260_364371405" text:style-name="Internet_20_link" text:visited-style-name="Internet_20_link">Обзор результатов<text:tab/>5</text:a></text:p>
          <text:p text:style-name="P17"><text:a xlink:type="simple" xlink:href="#__RefHeading__1262_364371405" text:style-name="Internet_20_link" text:visited-style-name="Internet_20_link">Создание выходных отчётов<text:tab/>6</text:a></text:p>
          <text:p text:style-name="P17"><text:a xlink:type="simple" xlink:href="#__RefHeading__1264_364371405" text:style-name="Internet_20_link" text:visited-style-name="Internet_20_link">Правка результата<text:tab/>6</text:a></text:p>
        </text:index-body>
      </text:table-of-content>
      <text:p text:style-name="Text_20_body"/>
      <text:h text:style-name="P14" text:outline-level="1"><text:bookmark-start text:name="__RefHeading__1124_364371405"/>Термины и определения<text:bookmark-end text:name="__RefHeading__1124_364371405"/></text:h>
      <text:p text:style-name="P3">Программный комплекс - Система<text:span text:style-name="T1"> </text:span>учёта<text:span text:style-name="T1"> </text:span><text:span text:style-name="T2">и обработки </text:span>результатов<text:span text:style-name="T1"> </text:span>измерений</text:p>
      <text:p text:style-name="P5">Входной отчёт - файл отчёта, получаемый со стенда</text:p>
      <text:p text:style-name="P5">Выходной отчёт, отчётная форма — отчёт, формируемый программным комплексом</text:p>
      <text:p text:style-name="P5">Протокол — структура данных, включающая в себя: </text:p>
      <text:list xml:id="list5126221453423047385" text:style-name="L1">
        <text:list-item>
          <text:p text:style-name="P9">Название изделия (как правило, модель, децимальный номер и т. п.)</text:p>
        </text:list-item>
        <text:list-item>
          <text:p text:style-name="P9">Название теста — название программы, по которой тестируется изделие</text:p>
        </text:list-item>
        <text:list-item>
          <text:p text:style-name="P9">Наборы параметров выходных <text:span text:style-name="T2">отчётов </text:span></text:p>
        </text:list-item>
        <text:list-item>
          <text:p text:style-name="P9">Данные о процедурах — для каждой процедуры: </text:p>
          <text:list>
            <text:list-item>
              <text:p text:style-name="P9">Номер процедуры</text:p>
            </text:list-item>
            <text:list-item>
              <text:p text:style-name="P9">Название процедуры</text:p>
            </text:list-item>
            <text:list-item>
              <text:p text:style-name="P9">Требования к режиму измерения общие</text:p>
            </text:list-item>
            <text:list-item>
              <text:p text:style-name="P9">Требования к режиму измерения поканальные</text:p>
            </text:list-item>
            <text:list-item>
              <text:p text:style-name="P9">Нормы по ТУ общие </text:p>
            </text:list-item>
            <text:list-item>
              <text:p text:style-name="P9">Нормы по ТУ поканальные</text:p>
            </text:list-item>
            <text:list-item>
              <text:p text:style-name="P9">Условные обозначения измеряемых параметров общие</text:p>
            </text:list-item>
            <text:list-item>
              <text:p text:style-name="P9">Условные обозначения измеряемых параметров поканальные</text:p>
            </text:list-item>
          </text:list>
        </text:list-item>
      </text:list>
      <text:p text:style-name="P5">Результат — структура данных, включающая в себя следующие сведения: </text:p>
      <text:list xml:id="list4620773760290819057" text:style-name="L2">
        <text:list-item>
          <text:p text:style-name="P10">Название изделия</text:p>
        </text:list-item>
        <text:list-item>
          <text:p text:style-name="P10">Название теста</text:p>
        </text:list-item>
        <text:list-item>
          <text:p text:style-name="P10">Фамилия оператора</text:p>
        </text:list-item>
        <text:list-item>
          <text:p text:style-name="P10">Дата и время теста</text:p>
        </text:list-item>
        <text:list-item>
          <text:p text:style-name="P10">Номер изделия</text:p>
        </text:list-item>
        <text:list-item>
          <text:p text:style-name="P10">Номер партии</text:p>
        </text:list-item>
        <text:list-item>
          <text:p text:style-name="P10">Отметка о прохождении теста (прошёл — не прошёл)</text:p>
        </text:list-item>
        <text:list-item>
          <text:p text:style-name="P10">Результаты прохождения процедур тестирования, включающие в себя следующие <text:soft-page-break/>сведения:</text:p>
          <text:list>
            <text:list-item>
              <text:p text:style-name="P10">Номер процедуры</text:p>
            </text:list-item>
            <text:list-item>
              <text:p text:style-name="P10">Отметку о прохождении процедуры</text:p>
            </text:list-item>
            <text:list-item>
              <text:p text:style-name="P10">Результаты всех измерений</text:p>
            </text:list-item>
          </text:list>
        </text:list-item>
      </text:list>
      <text:p text:style-name="P5"/>
      <text:h text:style-name="P13" text:outline-level="1"><text:bookmark-start text:name="__RefHeading__1126_364371405"/>Назначение системы <text:bookmark-end text:name="__RefHeading__1126_364371405"/></text:h>
      <text:p text:style-name="P3">Сбор и учёт результатов испытаний изделий на предприятии</text:p>
      <text:p text:style-name="P3"/>
      <text:h text:style-name="P13" text:outline-level="1"><text:bookmark-start text:name="__RefHeading__1128_364371405"/>Описание работы системы<text:bookmark-end text:name="__RefHeading__1128_364371405"/></text:h>
      <text:p text:style-name="P4">Для каждой пары изделие — тип теста в системе создаются протоколы. Протокол может быть создан путём загрузки входного отчёта в систему через страницу создания протокола из отчёта. Затем на специализированный <text:span text:style-name="T1">ftp-</text:span>сервер загружаются файлы отчётов, которые автоматически раз в 5 минут добавляются в систему. </text:p>
      <text:p text:style-name="P4">Из добавленных результатов и протоколов можно сформировать групповой выходной отчёт.</text:p>
      <text:p text:style-name="P4">Протоколы можно редактировать. Редакция протоколов предполагает следующие функции: </text:p>
      <text:list xml:id="list5725598632273914582" text:style-name="L3">
        <text:list-item>
          <text:p text:style-name="P12">Редакцию испытаний </text:p>
        </text:list-item>
        <text:list-item>
          <text:p text:style-name="P12">Создание новых испытаний</text:p>
        </text:list-item>
        <text:list-item>
          <text:p text:style-name="P12">Редактирование параметров выходных отчётов, а именно перечня скрываемых в выходных отчётных формах параметров</text:p>
        </text:list-item>
      </text:list>
      <text:p text:style-name="P4">Также сами протоколы можно удалять</text:p>
      <text:p text:style-name="P4">Результаты также можно редактировать. Можно изменять отметки о прохождении отдельных процедур, можно удалять результаты процедур, изменять значения величин. Также можно автоматически добавлять в результаты испытания, которые были добавлены в протокол, соответствующий данному изделию и виду теста, но не были отражены в данном результате. </text:p>
      <text:p text:style-name="P4"/>
      <text:h text:style-name="P13" text:outline-level="1"><text:bookmark-start text:name="__RefHeading__1130_364371405"/><text:soft-page-break/>Работа с системой<text:bookmark-end text:name="__RefHeading__1130_364371405"/></text:h>
      <text:h text:style-name="P8" text:outline-level="2"><text:bookmark-start text:name="__RefHeading__1248_364371405"/>Работа с протоколами<text:bookmark-end text:name="__RefHeading__1248_364371405"/></text:h>
      <text:h text:style-name="P7" text:outline-level="3"><text:bookmark-start text:name="__RefHeading__1250_364371405"/>Обзор протоколов<text:bookmark-end text:name="__RefHeading__1250_364371405"/></text:h>
      <text:p text:style-name="P5">Раздел доступен по нажатию ссылки Обзор протоколов. На этой странице отображается таблица со списком доступных протоколов. В верхней её части имеется раздел фильтров. По нажатию кнопки Применить отображаются только те протоколы, которые подпадают под выбранные фильтры. Для каждого протокола доступно две опции: правка и удаление. </text:p>
      <text:p text:style-name="P5">Также имеется опция создания протокола из отчёта, доступная по нажатию кнопки Создать протокол из отчёта. При её выборе открывается страница загрузки протокола. На этой странице выбирается файл отчёта, на основе которого формируется протокол. Не следует загружать два отчёта, составленных по результатам одинаковых испытаний (у которых совпадает название изделия и имя программы) </text:p>
      <text:p text:style-name="P5"/>
      <text:p text:style-name="P5"/>
      <text:p text:style-name="P5"/>
      <text:p text:style-name="P5"/>
      <text:p text:style-name="P5"/>
      <text:h text:style-name="P7" text:outline-level="3"><text:bookmark-start text:name="__RefHeading__1252_364371405"/>Правка одного протокола <text:bookmark-end text:name="__RefHeading__1252_364371405"/></text:h>
      <text:p text:style-name="P5">При нажатии на кнопку «Правка» в таблице протоколов открывается страница правки одного протокола. Она содержит в себе справочную часть с названием изделия и названием теста, таблицу с испытаниями в проколе, форму правки параметров выходных отчётов, кнопку создания испытания. </text:p>
      <text:p text:style-name="P5">В таблице приводятся данные по каждому из испытаний и две управляющие кнопки — Удаление испытания и Правка испытания. При удалении испытания выводится предупреждение, кнопка «Правка» открывает форму правки одного испытания. Также доступна функция создания испытания, вызываемая ссылкой внизу страницы. Она вызывает форму редакции испытания, описанную в подразделе «Правка <text:s/>испытания в проколе», но эта форма не заполняется значениями. </text:p>
      <text:p text:style-name="P5"><text:soft-page-break/>Форма правки параметров выходных отчётов содержит раскрывающийся список с названиями наборов параметров выходных отчётов, кнопки редакции и создания наборов параметров. Они вызывают соответственно формы редакции или создания наборов параметров. </text:p>
      <text:h text:style-name="P7" text:outline-level="3"><text:bookmark-start text:name="__RefHeading__1254_364371405"/>Правка параметров отчётов<text:bookmark-end text:name="__RefHeading__1254_364371405"/></text:h>
      <text:p text:style-name="P5">Форма правки отчётов состоит из окна ввода/редакции имени набора параметров вверху страницы и таблицы. В таблице галочками отмечаются параметры, которые не должно отображать в выходных отчётах. После завершения редактирования надлежит нажать кнопку «Сохранить». Для <text:s/>отмены сделанных изменений надлежит нажать кнопку «Нажать» в браузере, либо закрыть страницу. </text:p>
      <text:h text:style-name="P7" text:outline-level="3"><text:bookmark-start text:name="__RefHeading__1256_364371405"/>Правка испытания в протоколе<text:bookmark-end text:name="__RefHeading__1256_364371405"/></text:h>
      <text:p text:style-name="P5">Для каждого испытания доступны две опции: удаление и правка. При выборе правки открывается форма редакции испытания в протоколе. Форма правки содержит в себе ряд полей для редактирования данных об испытании. Табличные формы (такие, как Общие режимы, Поканальные режимы, Общие нормы, Поканальные нормы) устроены следующим образом — в левую ячейку каждой строчки вводится величина, в правую — её значение. Кнопка Добавить поле добавляет поле в таблицу, кнопка [-] удаляет поле без подтверждения. </text:p>
      <text:p text:style-name="P5">Формы Общие измерения и Поканальные измерения — списковые формы, они отличаются от табличных только тем, что содержат лишь одну колонку. </text:p>
      <text:p text:style-name="P5">После завершения редактирования надлежит нажать кнопку «Сохранить данные». Для <text:s/>отмены сделанных изменений надлежит нажать кнопку «Нажать» в браузере, либо закрыть страницу, либо нажать на кнопку «Отмена». </text:p>
      <text:p text:style-name="P5"/>
      <text:h text:style-name="P8" text:outline-level="2"><text:bookmark-start text:name="__RefHeading__1258_364371405"/>Работа с результатами <text:bookmark-end text:name="__RefHeading__1258_364371405"/></text:h>
      <text:h text:style-name="P7" text:outline-level="3"><text:bookmark-start text:name="__RefHeading__1260_364371405"/>Обзор результатов<text:bookmark-end text:name="__RefHeading__1260_364371405"/></text:h>
      <text:p text:style-name="P5">Раздел доступен по нажатию ссылки Обзор результатов. На этой странице отображается таблица со списком доступных результатов. В верхней её части имеется раздел фильтров. По нажатию кнопки Применить отображаются только те результаты, которые подпадают под выбранные фильтры. Для каждого результата доступно две опции: правка и удаление. Также <text:soft-page-break/>результат можно выделить (галочкой в последнем столбце таблицы) и создать для данных результатов отчётную форму (выходной отчёт)</text:p>
      <text:h text:style-name="P7" text:outline-level="3"><text:bookmark-start text:name="__RefHeading__1262_364371405"/>Создание выходных отчётов<text:bookmark-end text:name="__RefHeading__1262_364371405"/></text:h>
      <text:p text:style-name="P5">При выборе данной опции на месте кнопки «Создать отчётную форму» появляется окно настройки параметров выходных отчётов. Оно включает в себя следующие опции:</text:p>
      <text:list xml:id="list6775245592189668240" text:style-name="L4">
        <text:list-item>
          <text:p text:style-name="P11">Количество отчётов на страницу</text:p>
        </text:list-item>
        <text:list-item>
          <text:p text:style-name="P11">Вид испытаний</text:p>
        </text:list-item>
        <text:list-item>
          <text:p text:style-name="P11">Номер протокола</text:p>
        </text:list-item>
      </text:list>
      <text:p text:style-name="P5">При нажатии на кнопку Запросить параметры отчёта появляется ещё раскрывающийся список с выбором доступных параметров отчётов, которые можно применить к создаваемому выходному отчёту. В нём есть опция «Без параметров», которая отменяет применение параметров. После нажатия на кнопку «Создать отчёт» появляется выходной отчёт.</text:p>
      <text:p text:style-name="P5"/>
      <text:h text:style-name="P7" text:outline-level="3"><text:bookmark-start text:name="__RefHeading__1264_364371405"/>Правка результата<text:bookmark-end text:name="__RefHeading__1264_364371405"/></text:h>
      <text:p text:style-name="P5">При выборе опции «Правка результата» появляется страница правки результата. В ней можно изменять отметки о прохождении испытаний, удалять испытания, редактировать значения измеренных величин. Также доступна опция «Добавить <text:s/>недостающие испытания в результат из протокола», доступная по нажатию <text:s/>одноимённой кнопки. При её выборе в результат добавляются испытания, <text:span text:style-name="T2">которые были добавлены в протокол, соответствующий данному изделию и виду теста, но не были отражены в данном результате. </text:span></text:p>
      <text:p text:style-name="P5"/>
      <text:p text:style-name="P5"/>
      <text:p text:style-name="P6">При любых неожиданных реакциях программы, появлении странных страниц с непонятными сиволами либо ином проявлении ошибок в ПО, просьба: 1. Описать действия, приведшие к ошибке. 2. Указать в этом описании идентификатор протокола, испытания в протоколе, либо идентификатор результата, имя файла, с которым велась работа. Идентификаторы отображаются в первой колонке таблиц. 3. Скопировать страницу, в которой проявилась ошибка (либо страницу со странными символами). Указанную информацию переслать на mksd@list.ru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09:16:35.26</meta:creation-date>
    <dc:date>2014-09-25T12:37:32.67</dc:date>
    <meta:editing-duration>PT3H3M58S</meta:editing-duration>
    <meta:editing-cycles>140</meta:editing-cycles>
    <meta:generator>OpenOffice.org/3.4.1$Win32 OpenOffice.org_project/341m1$Build-9593</meta:generator>
    <meta:document-statistic meta:table-count="0" meta:image-count="0" meta:object-count="0" meta:page-count="6" meta:paragraph-count="83" meta:word-count="1050" meta:character-count="7680"/>
  </office:meta>
</office:document-meta>
</file>